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paragraph-properties fo:line-height="100%"/>
      <style:text-properties fo:font-size="24pt" officeooo:rsid="001acddd" officeooo:paragraph-rsid="001acddd" style:font-size-asian="24pt" style:font-size-complex="24pt"/>
    </style:style>
    <style:style style:name="P2" style:family="paragraph" style:parent-style-name="Arabic">
      <style:paragraph-properties fo:line-height="100%"/>
      <style:text-properties fo:font-size="24pt" officeooo:rsid="001c569a" officeooo:paragraph-rsid="004e3eb7" style:font-size-asian="24pt" style:font-size-complex="24pt"/>
    </style:style>
    <style:style style:name="P3" style:family="paragraph" style:parent-style-name="Arabic">
      <style:paragraph-properties fo:line-height="100%"/>
      <style:text-properties fo:font-size="24pt" officeooo:rsid="001f413f" officeooo:paragraph-rsid="001f413f" style:font-size-asian="24pt" style:font-size-complex="24pt"/>
    </style:style>
    <style:style style:name="P4" style:family="paragraph" style:parent-style-name="Arabic">
      <style:paragraph-properties fo:line-height="100%"/>
      <style:text-properties fo:font-size="24pt" officeooo:rsid="00221581" officeooo:paragraph-rsid="00221581" style:font-size-asian="24pt" style:font-size-complex="24pt"/>
    </style:style>
    <style:style style:name="P5" style:family="paragraph" style:parent-style-name="Arabic">
      <style:paragraph-properties fo:line-height="100%"/>
      <style:text-properties fo:font-size="24pt" officeooo:rsid="0022cf03" officeooo:paragraph-rsid="0022cf03" style:font-size-asian="24pt" style:font-size-complex="24pt"/>
    </style:style>
    <style:style style:name="P6" style:family="paragraph" style:parent-style-name="Arabic">
      <style:paragraph-properties fo:line-height="100%"/>
      <style:text-properties fo:font-size="24pt" officeooo:rsid="0024c344" officeooo:paragraph-rsid="0024c344" style:font-size-asian="24pt" style:font-size-complex="24pt"/>
    </style:style>
    <style:style style:name="P7" style:family="paragraph" style:parent-style-name="Arabic">
      <style:paragraph-properties fo:line-height="100%"/>
      <style:text-properties fo:font-size="24pt" officeooo:rsid="0025f370" officeooo:paragraph-rsid="0025f370" style:font-size-asian="24pt" style:font-size-complex="24pt"/>
    </style:style>
    <style:style style:name="P8" style:family="paragraph" style:parent-style-name="Arabic">
      <style:paragraph-properties fo:line-height="100%"/>
      <style:text-properties fo:font-size="24pt" officeooo:rsid="00274812" officeooo:paragraph-rsid="00274812" style:font-size-asian="24pt" style:font-size-complex="24pt"/>
    </style:style>
    <style:style style:name="P9" style:family="paragraph" style:parent-style-name="Arabic">
      <style:paragraph-properties fo:line-height="100%"/>
      <style:text-properties fo:font-size="24pt" officeooo:rsid="0027a7bf" officeooo:paragraph-rsid="0027a7bf" style:font-size-asian="24pt" style:font-size-complex="24pt"/>
    </style:style>
    <style:style style:name="P10" style:family="paragraph" style:parent-style-name="Arabic">
      <style:paragraph-properties fo:line-height="100%"/>
      <style:text-properties fo:font-size="24pt" officeooo:rsid="0028e7e2" officeooo:paragraph-rsid="0028e7e2" style:font-size-asian="24pt" style:font-size-complex="24pt"/>
    </style:style>
    <style:style style:name="P11" style:family="paragraph" style:parent-style-name="Arabic">
      <style:paragraph-properties fo:line-height="100%"/>
      <style:text-properties fo:font-size="24pt" style:font-size-asian="24pt" style:font-size-complex="24pt"/>
    </style:style>
    <style:style style:name="P12" style:family="paragraph" style:parent-style-name="Arabic">
      <style:paragraph-properties fo:line-height="100%"/>
      <style:text-properties fo:font-size="24pt" officeooo:rsid="002e7a6b" officeooo:paragraph-rsid="002e7a6b" style:font-size-asian="24pt" style:font-size-complex="24pt"/>
    </style:style>
    <style:style style:name="P13" style:family="paragraph" style:parent-style-name="Arabic">
      <style:paragraph-properties fo:line-height="100%"/>
      <style:text-properties fo:font-size="24pt" officeooo:rsid="00300a5f" officeooo:paragraph-rsid="00300a5f" style:font-size-asian="24pt" style:font-size-complex="24pt"/>
    </style:style>
    <style:style style:name="P14" style:family="paragraph" style:parent-style-name="Arabic">
      <style:paragraph-properties fo:line-height="100%"/>
      <style:text-properties fo:font-size="24pt" officeooo:rsid="00302a0e" officeooo:paragraph-rsid="00302a0e" style:font-size-asian="24pt" style:font-size-complex="24pt"/>
    </style:style>
    <style:style style:name="P15" style:family="paragraph" style:parent-style-name="Arabic">
      <style:paragraph-properties fo:line-height="100%"/>
      <style:text-properties fo:font-size="24pt" officeooo:rsid="0031ad6f" officeooo:paragraph-rsid="0031ad6f" style:font-size-asian="24pt" style:font-size-complex="24pt"/>
    </style:style>
    <style:style style:name="P16" style:family="paragraph" style:parent-style-name="Arabic">
      <style:paragraph-properties fo:line-height="100%"/>
      <style:text-properties fo:font-size="24pt" officeooo:rsid="0031dc0b" officeooo:paragraph-rsid="0031dc0b" style:font-size-asian="24pt" style:font-size-complex="24pt"/>
    </style:style>
    <style:style style:name="P17" style:family="paragraph" style:parent-style-name="Arabic">
      <style:paragraph-properties fo:line-height="100%"/>
      <style:text-properties fo:font-size="24pt" officeooo:rsid="00326cd5" officeooo:paragraph-rsid="00326cd5" style:font-size-asian="24pt" style:font-size-complex="24pt"/>
    </style:style>
    <style:style style:name="P18" style:family="paragraph" style:parent-style-name="Arabic">
      <style:paragraph-properties fo:line-height="100%"/>
      <style:text-properties fo:font-size="24pt" officeooo:rsid="003560b4" officeooo:paragraph-rsid="003560b4" style:font-size-asian="24pt" style:font-size-complex="24pt"/>
    </style:style>
    <style:style style:name="P19" style:family="paragraph" style:parent-style-name="Arabic">
      <style:paragraph-properties fo:line-height="100%"/>
      <style:text-properties fo:font-size="24pt" officeooo:rsid="00364341" officeooo:paragraph-rsid="00364341" style:font-size-asian="24pt" style:font-size-complex="24pt"/>
    </style:style>
    <style:style style:name="P20" style:family="paragraph" style:parent-style-name="Arabic">
      <style:paragraph-properties fo:line-height="100%"/>
      <style:text-properties fo:font-size="24pt" officeooo:rsid="003835f9" officeooo:paragraph-rsid="003835f9" style:font-size-asian="24pt" style:font-size-complex="24pt"/>
    </style:style>
    <style:style style:name="P21" style:family="paragraph" style:parent-style-name="Arabic">
      <style:paragraph-properties fo:line-height="100%"/>
      <style:text-properties fo:font-size="24pt" officeooo:rsid="0039d8a2" officeooo:paragraph-rsid="0039d8a2" style:font-size-asian="24pt" style:font-size-complex="24pt"/>
    </style:style>
    <style:style style:name="P22" style:family="paragraph" style:parent-style-name="Arabic">
      <style:paragraph-properties fo:line-height="100%"/>
      <style:text-properties fo:font-size="24pt" officeooo:rsid="003ab0e2" officeooo:paragraph-rsid="003ab0e2" style:font-size-asian="24pt" style:font-size-complex="24pt"/>
    </style:style>
    <style:style style:name="P23" style:family="paragraph" style:parent-style-name="Arabic">
      <style:paragraph-properties fo:line-height="100%"/>
      <style:text-properties fo:font-size="24pt" officeooo:rsid="003b4415" officeooo:paragraph-rsid="003b4415" style:font-size-asian="24pt" style:font-size-complex="24pt"/>
    </style:style>
    <style:style style:name="P24" style:family="paragraph" style:parent-style-name="Arabic">
      <style:paragraph-properties fo:line-height="100%"/>
      <style:text-properties fo:font-size="24pt" officeooo:rsid="003ca20f" officeooo:paragraph-rsid="003ca20f" style:font-size-asian="24pt" style:font-size-complex="24pt"/>
    </style:style>
    <style:style style:name="P25" style:family="paragraph" style:parent-style-name="Arabic">
      <style:paragraph-properties fo:line-height="100%"/>
      <style:text-properties fo:font-size="24pt" officeooo:rsid="003ccd43" officeooo:paragraph-rsid="003ccd43" style:font-size-asian="24pt" style:font-size-complex="24pt"/>
    </style:style>
    <style:style style:name="P26" style:family="paragraph" style:parent-style-name="Arabic">
      <style:paragraph-properties fo:line-height="100%"/>
      <style:text-properties fo:font-size="24pt" officeooo:rsid="003d6dd0" officeooo:paragraph-rsid="003d6dd0" style:font-size-asian="24pt" style:font-size-complex="24pt"/>
    </style:style>
    <style:style style:name="P27" style:family="paragraph" style:parent-style-name="Arabic">
      <style:paragraph-properties fo:line-height="100%"/>
      <style:text-properties fo:font-size="24pt" officeooo:rsid="003db53b" officeooo:paragraph-rsid="003db53b" style:font-size-asian="24pt" style:font-size-complex="24pt"/>
    </style:style>
    <style:style style:name="P28" style:family="paragraph" style:parent-style-name="Arabic">
      <style:paragraph-properties fo:line-height="100%"/>
      <style:text-properties fo:font-size="24pt" officeooo:rsid="003efe3a" officeooo:paragraph-rsid="003efe3a" style:font-size-asian="24pt" style:font-size-complex="24pt"/>
    </style:style>
    <style:style style:name="P29" style:family="paragraph" style:parent-style-name="Arabic">
      <style:paragraph-properties fo:line-height="100%"/>
      <style:text-properties fo:font-size="24pt" officeooo:rsid="003f82cd" officeooo:paragraph-rsid="003f82cd" style:font-size-asian="24pt" style:font-size-complex="24pt"/>
    </style:style>
    <style:style style:name="P30" style:family="paragraph" style:parent-style-name="Arabic">
      <style:paragraph-properties fo:line-height="100%"/>
      <style:text-properties fo:font-size="24pt" officeooo:rsid="003fe16f" officeooo:paragraph-rsid="003fe16f" style:font-size-asian="24pt" style:font-size-complex="24pt"/>
    </style:style>
    <style:style style:name="P31" style:family="paragraph" style:parent-style-name="Arabic">
      <style:paragraph-properties fo:line-height="100%"/>
      <style:text-properties fo:font-size="24pt" officeooo:rsid="0014ccbf" style:font-size-asian="24pt" style:font-size-complex="24pt"/>
    </style:style>
    <style:style style:name="P32" style:family="paragraph" style:parent-style-name="Arabic">
      <style:paragraph-properties fo:line-height="100%"/>
      <style:text-properties fo:font-size="24pt" officeooo:rsid="004e3eb7" officeooo:paragraph-rsid="004e3eb7" style:font-size-asian="24pt" style:font-size-complex="24pt"/>
    </style:style>
    <style:style style:name="P33" style:family="paragraph" style:parent-style-name="Arabic">
      <style:paragraph-properties fo:line-height="100%"/>
      <style:text-properties fo:font-size="24pt" officeooo:rsid="00417ce1" officeooo:paragraph-rsid="00417ce1" style:font-size-asian="24pt" style:font-size-complex="24pt"/>
    </style:style>
    <style:style style:name="P34" style:family="paragraph" style:parent-style-name="Arabic">
      <style:paragraph-properties fo:line-height="100%"/>
      <style:text-properties officeooo:paragraph-rsid="00417ce1"/>
    </style:style>
    <style:style style:name="P35" style:family="paragraph" style:parent-style-name="Arabic">
      <style:paragraph-properties fo:line-height="100%"/>
      <style:text-properties fo:font-size="24pt" officeooo:rsid="002030cd" officeooo:paragraph-rsid="00582dd1" style:font-size-asian="24pt" style:font-size-complex="24pt"/>
    </style:style>
    <style:style style:name="T1" style:family="text">
      <style:text-properties officeooo:rsid="001c7144"/>
    </style:style>
    <style:style style:name="T2" style:family="text">
      <style:text-properties officeooo:rsid="0027a7bf"/>
    </style:style>
    <style:style style:name="T3" style:family="text">
      <style:text-properties officeooo:rsid="0028e7e2"/>
    </style:style>
    <style:style style:name="T4" style:family="text">
      <style:text-properties officeooo:rsid="00297415"/>
    </style:style>
    <style:style style:name="T5" style:family="text">
      <style:text-properties officeooo:rsid="002c6228"/>
    </style:style>
    <style:style style:name="T6" style:family="text">
      <style:text-properties officeooo:rsid="00300a5f"/>
    </style:style>
    <style:style style:name="T7" style:family="text">
      <style:text-properties officeooo:rsid="00302a0e"/>
    </style:style>
    <style:style style:name="T8" style:family="text">
      <style:text-properties fo:font-size="24pt" officeooo:rsid="00417ce1" style:font-size-asian="24pt" style:font-size-complex="24pt"/>
    </style:style>
    <style:style style:name="T9" style:family="text">
      <style:text-properties fo:font-size="24pt" officeooo:rsid="0055f085" style:font-size-asian="24pt" style:font-size-complex="24pt"/>
    </style:style>
    <style:style style:name="T10" style:family="text">
      <style:text-properties officeooo:rsid="004aa08f"/>
    </style:style>
    <style:style style:name="T11" style:family="text">
      <style:text-properties officeooo:rsid="004e4691"/>
    </style:style>
    <style:style style:name="T12" style:family="text">
      <style:text-properties officeooo:rsid="004e5056"/>
    </style:style>
    <style:style style:name="T13" style:family="text">
      <style:text-properties officeooo:rsid="004f87ee"/>
    </style:style>
    <style:style style:name="T14" style:family="text">
      <style:text-properties officeooo:rsid="004fa60a"/>
    </style:style>
    <style:style style:name="T15" style:family="text">
      <style:text-properties officeooo:rsid="005151db"/>
    </style:style>
    <style:style style:name="T16" style:family="text">
      <style:text-properties officeooo:rsid="0056a007"/>
    </style:style>
    <style:style style:name="T17" style:family="text">
      <style:text-properties officeooo:rsid="00571df8"/>
    </style:style>
    <style:style style:name="T18" style:family="text">
      <style:text-properties officeooo:rsid="002215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كُنْيَمَا نِ مٖ<text:span text:style-name="T16">ػ</text:span>وْكَ * تَانْيَامَا حَتَ لِنِ</text:p>
      <text:p text:style-name="P31">وَنَنْڠُ هُنِئٖپُوْكَ * كُوَأٗنَ نَ تَمَانِ</text:p>
      <text:p text:style-name="P31">والُوْبَاكِ كُنِشِكَ * سِوَنْڠُ نِ وَ وٖنْدَانِ</text:p>
      <text:p text:style-name="P31">مِمِ نِ مٖوَتٖنْدَانِ * مْبُوْنَ هُنِپِجَ زِتَ</text:p>
      <text:p text:style-name="P11"/>
      <text:p text:style-name="P31">وَنَانْڠُ مِمِ وَ دَمُ * وَانَ وَ أُسْوَاحِلِنِ</text:p>
      <text:p text:style-name="P31">أَصِلِ هَوَنَ هَامُ * يَا كُنِيُوَ نِ نَانِ</text:p>
      <text:p text:style-name="P31">وَمٖنَتِيَ قَؤُمُ * نَ وَنَ وَ مَجِرَنِ</text:p>
      <text:p text:style-name="P31">كُوْسَ لَنْڠُ كُوْسَ ڠَانِ * مْبُوْنَ هُنِپِجَ زِتَ</text:p>
      <text:p text:style-name="P11"/>
      <text:p text:style-name="P31">مِمِ مَامٖنُ سِتَاسَ * وَلَ سِنَ پُنْڠُوَنِ</text:p>
      <text:p text:style-name="P31">نِ مٖزَا وَ مَمْبَاسَ * نَ كُنْڠِنٖ زِسِوَنِ</text:p>
      <text:p text:style-name="P31">نِزٖ وَنَ سِيَاسَ * نَ زِيُوْنْڠُوْزِ وَدِنِ</text:p>
      <text:p text:style-name="P31">مَافُنْدِ وَ كُلَ فَنِ * نَ مَاشُجَا وَ زِتَ</text:p>
      <text:p text:style-name="P11"/>
      <text:p text:style-name="P1">نْدِمِ مَامَاكٖ مُيَاكَ * پِيَ مْوٖنْڠ<text:span text:style-name="T7">ٗ</text:span> عَثْمَانِ</text:p>
      <text:p text:style-name="P2">نَ زَهِدِ كَذَلِكَ * <text:span text:style-name="T1">نَ وٖنْڠِ وَاكٖ وٖنْدَانِ</text:span></text:p>
      <text:p text:style-name="P32"><text:soft-page-break/>عالى كُوْتِ نَ مَتَاكَ * وٗتٖ مْبوَا مُوْيَ قَرِنِ</text:p>
      <text:p text:style-name="P3">وَلِتُوْكَ مَاتُوْمبونِ * وَ كَوَا كَمَ نْيوتَ</text:p>
      <text:p text:style-name="P3"/>
      <text:p text:style-name="P35">اِنْكِشَافِ نْڠ<text:span text:style-name="T10">َ</text:span>لِيَ * أُكِسٗوْمٖ نَ كِدَنِ</text:p>
      <text:p text:style-name="P35">نْدِپ<text:span text:style-name="T11">ُ</text:span>وْ تَاكَاپُوْ كْوٖلٖيَ * نِ كْوَامْبِيَاء<text:span text:style-name="T11">ٗ</text:span> مْوٖنْدانِ</text:p>
      <text:p text:style-name="P35"><text:span text:style-name="T18">نِ تُوْنْڠٗ زِمٖسَلِيَ * نَ هَزِفِ اَصِلَانِ</text:span></text:p>
      <text:p text:style-name="P4">وَالُوْزِتُنْڠَ نِ نْيَانِ * نِ وَنَانْڠُ وَالُوْپِتَ</text:p>
      <text:p text:style-name="P4"/>
      <text:p text:style-name="P5">نَ مَالٖنْڠَ وَ مْڤِتَ * نَ پِ<text:span text:style-name="T12">يَ</text:span> <text:span text:style-name="T16">ػِ</text:span>رَاڠُ دِنِ</text:p>
      <text:p text:style-name="P5">نْيايُو ولِزِفُوَتَ * هَاوَكُكِرِ اُدُنِ</text:p>
      <text:p text:style-name="P6">نْنَابَهَانِ هُتٖتَ * لَكِنِ هُفَلِييانِ</text:p>
      <text:p text:style-name="P7">نْد<text:span text:style-name="T13">ِ</text:span>يٖ پْوٖكٖ اُوَنْدَانِ * اِنْڠَا اَمٖ<text:span text:style-name="T2">ئِ</text:span>كِتَ</text:p>
      <text:p text:style-name="P7"/>
      <text:p text:style-name="P8">بَاد<text:span text:style-name="T7">ٗ</text:span> كُزَا نَ وٖزَ * سِيَاكُوْمَ اُكِنڠُوْنِ</text:p>
      <text:p text:style-name="P8">لَكِنِ مُمٖنِپُوْزَ * مُمٖ<text:span text:style-name="T2">ئِ</text:span>ت<text:span text:style-name="T7">ٗ</text:span>وَ فُو<text:span text:style-name="T7">ٗ</text:span>نِ</text:p>
      <text:p text:style-name="P9">وَنْڠِنٖ مٖ<text:span text:style-name="T3">ئِتُوكٖزَ * كُنِپانْڠِيَ كَانُوْنِ</text:span></text:p>
      <text:p text:style-name="P10">مُسَمِيَاتِ كُ<text:span text:style-name="T4">بُ</text:span>وْنِ * <text:span text:style-name="T5">نْيِنْيِ مُلِپُوْنِوَتَ</text:span></text:p>
      <text:p text:style-name="P10"><text:soft-page-break/></text:p>
      <text:p text:style-name="P12">هُلِيَ كِسِكِتِكَ * <text:span text:style-name="T17">ػَ</text:span>نْڠَلِيَ جَرِدَنِ</text:p>
      <text:p text:style-name="P12">وٖنْڠِ وَنَاءُ اَنْدِكَ * <text:span text:style-name="T6">سِوَنَانْڠُ نِ وَڠٖنِ</text:span></text:p>
      <text:p text:style-name="P13">اِذَاعَانِ كَذَلِكَ * وَپٖكَ تُنْڠ<text:span text:style-name="T7">ٗ نِ نْيَانِ</text:span></text:p>
      <text:p text:style-name="P14">وٖنْڠِ هَاوَتُوْك پْوان * لِ<text:span text:style-name="T17">ػَ</text:span> كُوَ مْبوا مْڤِتَ</text:p>
      <text:p text:style-name="P14"/>
      <text:p text:style-name="P15">اَنڠَلِيَ نَ زِتَابُ * زِسُوْمٖشْوَاءٗ شُلٖنِ</text:p>
      <text:p text:style-name="P15">هَازَانْدِكْوِ نَ رَجَبُ * سِ سُوْدِ وَلَ سِ شَانِ</text:p>
      <text:p text:style-name="P15">ْنْجُوْرٗڠٖ نْدِيٖ كَتِبُ * اَشِشِيٖؤٗ سُكَانِ</text:p>
      <text:p text:style-name="P15"><text:span text:style-name="T17">ػَ</text:span>ارٗ نَ وَاكٖ وٖنْدانِ * نَاءٗ نْيُوْمَ هُفُوَتَ</text:p>
      <text:p text:style-name="P15"/>
      <text:p text:style-name="P16">هُوَلِكْوَا كُوْنْڠَمَانٗ * <text:span text:style-name="T17">ػٖ</text:span>نْدَ هُرُدِ نْدِيَا<text:span text:style-name="T14">نِ</text:span></text:p>
      <text:p text:style-name="P16">هُوٗنَ اُتُنْڠُ مْنُو * كُوَ نْيِنْيِ سِوَأٗنِ</text:p>
      <text:p text:style-name="P16">نَ هُزِاُمَ زِتَانِ * لَكِنِ نِتٖنْدٖ نْنِ</text:p>
      <text:p text:style-name="P16">وَنَانْڠُ مُمٖئِخِنِ * مَامٖنُ مُمٖنِوَتَ</text:p>
      <text:p text:style-name="P16"/>
      <text:p text:style-name="P17">نَ هُلِيَ كْوَا مَاتُوْزِ * <text:span text:style-name="T17">ػَ</text:span>نْڠَلِيَ مِتِحَانِ</text:p>
      <text:p text:style-name="P17"><text:soft-page-break/>وَنَفُنْدِ وَ كِبْوٖزِ * نَ وَ كِسُومُ زِوَنِ</text:p>
      <text:p text:style-name="P17">نْدِوٗ وَنَاءٗ بَارِزِ * وَلِيُوكُوْ كِلٖلٖنِ</text:p>
      <text:p text:style-name="P17">مُلُوْتُوْكَ كْوٖتُ پْوانِ * مُكُوْ تِنِ هُكُوْكُوْتَ</text:p>
      <text:p text:style-name="P17"/>
      <text:p text:style-name="P18">وَفَانْيَاءٗ اُتَفِتِ * وَ أُزَمِلِ <text:span text:style-name="T17">ػُ</text:span>وٗنِ</text:p>
      <text:p text:style-name="P19">وَسْوَاهِلِ نِ كَاتِتِ * اَوْ هَوَپَاتِكَانِ</text:p>
      <text:p text:style-name="P20">نِ نْيَانِ نِ مْلَئِتِ * مْوٖنْيٖ مَاكُوْسَ نِ نْيَانِ</text:p>
      <text:p text:style-name="P21">مِمِ هَامُنِثَمِنِ * مْڠِنٖ هَامُكُپَاتَ</text:p>
      <text:p text:style-name="P21"/>
      <text:p text:style-name="P22">كِوَسِكِيَ هُنِيْنَ * هُنِأٗنْڠُوْنْڠَ مُويُوْنِ</text:p>
      <text:p text:style-name="P22">صَرْفَ هَكُنَ تٖنَ * نَحَؤُ نَ ئِتَمَانِ</text:p>
      <text:p text:style-name="P22">نَ حَتَ لَذَ هَيَانَ * كَمَ مَشَاپُوْ كَانْوَانِ</text:p>
      <text:p text:style-name="P22">سِئٖلٖوِ هُنٖنَانِ * هُئِمْبَ اَوْ هُتٖتَ</text:p>
      <text:p text:style-name="P22"/>
      <text:p text:style-name="P23">لَوْ مُيَاكَ تَارُدِ * اَيْ تٖنَ دُنِيَانِ</text:p>
      <text:p text:style-name="P23">موَانَانْڠُ اِتَمْبِدِ * كْوٖنٖنْدَ مَحَكَمَانِ</text:p>
      <text:p text:style-name="P24">اَئٖتٖ نَ مَشَهِدِ * وَنِيُوَاءٗ يَقِيْنِ</text:p>
      <text:p text:style-name="P25"><text:soft-page-break/>نْيُوْتٖ مْوٖنْدٖ ڠٖرٖزَنِ * كْوَا حَتِيَ كُوَپَاتَ</text:p>
      <text:p text:style-name="P25"/>
      <text:p text:style-name="P26">وَال<text:span text:style-name="T15">لّٰ</text:span>هِ هَمُنَ غٖيْرَ * وَلَ هَامُوْنَ اِمَانِ</text:p>
      <text:p text:style-name="P26">هَمُنَ لَكُوَكٖرَ * كُوَ هَمُنِثَمِنِ</text:p>
      <text:p text:style-name="P26">مِمِ نِ كَامَ مْپِوِرِ * هُتٖزٖوَ اُوَنْدَانِ</text:p>
      <text:p text:style-name="P26">هِپِجْوَا تٖكٖنْدِيَانَ * نَ كُلَ مْوٖنْيٖ كُپِتَ</text:p>
      <text:p text:style-name="P26"/>
      <text:p text:style-name="P27">حَتَ كْوٖنْيٖ اُشَعِرِ * وَاسُوْ وَنْڠُ وَمٖبُوْنِ</text:p>
      <text:p text:style-name="P27">زِلِزٗ حُرُ بَحَارِ * كْوَا كُوٗلٖزَ وَڠٖنِ</text:p>
      <text:p text:style-name="P27">ممِ هَايُو سِيَاكِرِ * سِ مَاشَعِرِ كِفَنِ</text:p>
      <text:p text:style-name="P27">هَاىُوْ ىُوْت نِ كْوا نْن * هزٗ ن مْبنُ زَا زتَ</text:p>
      <text:p text:style-name="P27"/>
      <text:p text:style-name="P28">هَمْبِوَ مْوٖنْيٖوٖ سِنَ * هِنِ نِ عَجَابُ ڠَانِ</text:p>
      <text:p text:style-name="P28">هُوَاءٖ كاكُوْسَ شِنَ * كَاوَ نَ تَانْدُ يَانْڠَانِ</text:p>
      <text:p text:style-name="P28">نْيَانِ اَلُوْنِپَ ئِنَ * اَلُوْنَانْدِكَ نِ نْيَانِ</text:p>
      <text:p text:style-name="P29">كِوَ سِ اُسْوَاحِلِنِ * نِ وَپِ نَالِپُوپَاتَ</text:p>
      <text:p text:style-name="P29"/>
      <text:p text:style-name="P30"><text:soft-page-break/>كُوَ وٖنْڠِ هُنِنٖنَ * سِدَلِلِ اَصِلَانِ</text:p>
      <text:p text:style-name="P30">يَاكُوَ مْوٖنْيٖوٖ سِنَ * كِنْڠٖرٖزَ هَامُوٗنِ</text:p>
      <text:p text:style-name="P30">هُنٖنوَا نَ وٖنْڠِ سَانَ * پٖمْبٖ زٗتٖ دُنِيَانِ</text:p>
      <text:p text:style-name="P34"><text:span text:style-name="T8">كِنَ نَ كْوَاءٗ سِن</text:span><text:span text:style-name="T9">َ</text:span><text:span text:style-name="T8">انِ * مِزِيٖ هَئِكُكَاتَ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9:00:01.354400123</meta:creation-date>
    <meta:editing-duration>P1DT11H34M24S</meta:editing-duration>
    <meta:editing-cycles>69</meta:editing-cycles>
    <meta:generator>LibreOffice/4.2.3.3$Linux_X86_64 LibreOffice_project/420m0$Build-3</meta:generator>
    <dc:title>andika</dc:title>
    <dc:date>2014-05-29T21:23:34.658234385</dc:date>
    <meta:document-statistic meta:table-count="0" meta:image-count="0" meta:object-count="0" meta:page-count="6" meta:paragraph-count="72" meta:word-count="495" meta:character-count="1992" meta:non-whitespace-character-count="1569"/>
  </office:meta>
</office:document-meta>
</file>